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as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table:number-columns-repeated="2"/>
          <table:table-cell office:value-type="string" calcext:value-type="string">
            <text:p>Enemy</text:p>
          </table:table-cell>
          <table:table-cell table:number-columns-repeated="2"/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office:value-type="string" calcext:value-type="string">
            <text:p>Vitality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tality</text:p>
          </table:table-cell>
          <table:table-cell table:formula="of:=ROUND([.B7]*[.H2])" office:value-type="float" office:value="3" calcext:value-type="float">
            <text:p>3</text:p>
          </table:table-cell>
          <table:table-cell/>
          <table:table-cell office:value-type="string" calcext:value-type="string">
            <text:p>Vitalit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rength</text:p>
          </table:table-cell>
          <table:table-cell table:formula="of:=ROUND([.B4]*[.H3])" office:value-type="float" office:value="9" calcext:value-type="float">
            <text:p>9</text:p>
          </table:table-cell>
          <table:table-cell/>
          <table:table-cell office:value-type="string" calcext:value-type="string">
            <text:p>Strength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ense</text:p>
          </table:table-cell>
          <table:table-cell table:formula="of:=ROUND([.B3]*[.H4])" office:value-type="float" office:value="2" calcext:value-type="float">
            <text:p>2</text:p>
          </table:table-cell>
          <table:table-cell/>
          <table:table-cell office:value-type="string" calcext:value-type="string">
            <text:p>Defens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in-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-Dam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-Dama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x-Dam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-Damage</text:p>
          </table:table-cell>
          <table:table-cell table:formula="of:=MEDIAN([.B5];[.B6])" office:value-type="float" office:value="3" calcext:value-type="float">
            <text:p>3</text:p>
          </table:table-cell>
          <table:table-cell/>
          <table:table-cell office:value-type="string" calcext:value-type="string">
            <text:p>Health</text:p>
          </table:table-cell>
          <table:table-cell table:formula="of:=[.E2]*1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</text:p>
          </table:table-cell>
          <table:table-cell table:formula="of:=[.B2]*10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ttack-Bonus</text:p>
          </table:table-cell>
          <table:table-cell table:formula="of:=[.B3]-[.E4]" office:value-type="float" office:value="8" calcext:value-type="float">
            <text:p>8</text:p>
          </table:table-cell>
          <table:table-cell/>
          <table:table-cell office:value-type="string" calcext:value-type="string">
            <text:p>Attack-Bonus</text:p>
          </table:table-cell>
          <table:table-cell table:formula="of:=[.E3]-[.B4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-Damage</text:p>
          </table:table-cell>
          <table:table-cell table:formula="of:=IF(MEDIAN([.B5]+[.B10]; [.B6]+[.B10]) &gt; 0; MEDIAN([.B5]+[.B10]; [.B6]+[.B10]); 0)" office:value-type="float" office:value="11" calcext:value-type="float">
            <text:p>11</text:p>
          </table:table-cell>
          <table:table-cell/>
          <table:table-cell office:value-type="string" calcext:value-type="string">
            <text:p>Mean-Damage</text:p>
          </table:table-cell>
          <table:table-cell table:formula="of:=IF(MEDIAN([.E5]+[.E10]; [.E6]+[.E10]) &gt; 0; MEDIAN([.E5]+[.E10]; [.E6]+[.E10])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Damage</text:p>
          </table:table-cell>
          <table:table-cell table:formula="of:=IF([.B5]+[.B10] &gt; 0; [.B5]+[.B10]; 0)" office:value-type="float" office:value="9" calcext:value-type="float">
            <text:p>9</text:p>
          </table:table-cell>
          <table:table-cell/>
          <table:table-cell office:value-type="string" calcext:value-type="string">
            <text:p>Min-Damage</text:p>
          </table:table-cell>
          <table:table-cell table:formula="of:=IF([.E5]+[.E10] &gt; 0; [.E5]+[.E1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-Damage</text:p>
          </table:table-cell>
          <table:table-cell table:formula="of:=IF([.B6]+[.B10] &gt; 0; [.B6]+[.B10]; 0)" office:value-type="float" office:value="13" calcext:value-type="float">
            <text:p>13</text:p>
          </table:table-cell>
          <table:table-cell/>
          <table:table-cell office:value-type="string" calcext:value-type="string">
            <text:p>Max-Damage</text:p>
          </table:table-cell>
          <table:table-cell table:formula="of:=IF([.E6]+[.E10] &gt; 0; [.E6]+[.E10]; 0)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TK</text:p>
          </table:table-cell>
          <table:table-cell table:formula="of:=ROUND([.E7]/[.B11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D</text:p>
          </table:table-cell>
          <table:table-cell table:formula="of:=ROUND([.B8]/[.E11])" office:value-type="float" office:value="100" calcext:value-type="float">
            <text:p>100</text:p>
          </table:table-cell>
          <table:table-cell table:number-columns-repeated="6"/>
        </table:table-row>
      </table:table>
      <table:table table:name="Norm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table:number-columns-repeated="2"/>
          <table:table-cell office:value-type="string" calcext:value-type="string">
            <text:p>Enemy</text:p>
          </table:table-cell>
          <table:table-cell table:number-columns-repeated="2"/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office:value-type="string" calcext:value-type="string">
            <text:p>Vitality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tality</text:p>
          </table:table-cell>
          <table:table-cell table:formula="of:=ROUND([.B7]*[.H2])" office:value-type="float" office:value="3" calcext:value-type="float">
            <text:p>3</text:p>
          </table:table-cell>
          <table:table-cell/>
          <table:table-cell office:value-type="string" calcext:value-type="string">
            <text:p>Vitality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rength</text:p>
          </table:table-cell>
          <table:table-cell table:formula="of:=ROUND([.B4]*[.H3])" office:value-type="float" office:value="10" calcext:value-type="float">
            <text:p>10</text:p>
          </table:table-cell>
          <table:table-cell/>
          <table:table-cell office:value-type="string" calcext:value-type="string">
            <text:p>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ense</text:p>
          </table:table-cell>
          <table:table-cell table:formula="of:=ROUND([.B3]*[.H4])" office:value-type="float" office:value="9" calcext:value-type="float">
            <text:p>9</text:p>
          </table:table-cell>
          <table:table-cell/>
          <table:table-cell office:value-type="string" calcext:value-type="string">
            <text:p>Defens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in-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-Dam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-Dama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x-Dam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-Damage</text:p>
          </table:table-cell>
          <table:table-cell table:formula="of:=MEDIAN([.B5];[.B6])" office:value-type="float" office:value="3" calcext:value-type="float">
            <text:p>3</text:p>
          </table:table-cell>
          <table:table-cell/>
          <table:table-cell office:value-type="string" calcext:value-type="string">
            <text:p>Health</text:p>
          </table:table-cell>
          <table:table-cell table:formula="of:=[.E2]*1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</text:p>
          </table:table-cell>
          <table:table-cell table:formula="of:=[.B2]*10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ttack-Bonus</text:p>
          </table:table-cell>
          <table:table-cell table:formula="of:=[.B3]-[.E4]" office:value-type="float" office:value="1" calcext:value-type="float">
            <text:p>1</text:p>
          </table:table-cell>
          <table:table-cell/>
          <table:table-cell office:value-type="string" calcext:value-type="string">
            <text:p>Attack-Bonus</text:p>
          </table:table-cell>
          <table:table-cell table:formula="of:=[.E3]-[.B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-Damage</text:p>
          </table:table-cell>
          <table:table-cell table:formula="of:=IF(MEDIAN([.B5]+[.B10]; [.B6]+[.B10]) &gt; 0; MEDIAN([.B5]+[.B10]; [.B6]+[.B10]); 0)" office:value-type="float" office:value="4" calcext:value-type="float">
            <text:p>4</text:p>
          </table:table-cell>
          <table:table-cell/>
          <table:table-cell office:value-type="string" calcext:value-type="string">
            <text:p>Mean-Damage</text:p>
          </table:table-cell>
          <table:table-cell table:formula="of:=IF(MEDIAN([.E5]+[.E10]; [.E6]+[.E10]) &gt; 0; MEDIAN([.E5]+[.E10]; [.E6]+[.E10])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Damage</text:p>
          </table:table-cell>
          <table:table-cell table:formula="of:=IF([.B5]+[.B10] &gt; 0; [.B5]+[.B10]; 0)" office:value-type="float" office:value="2" calcext:value-type="float">
            <text:p>2</text:p>
          </table:table-cell>
          <table:table-cell/>
          <table:table-cell office:value-type="string" calcext:value-type="string">
            <text:p>Min-Damage</text:p>
          </table:table-cell>
          <table:table-cell table:formula="of:=IF([.E5]+[.E10] &gt; 0; [.E5]+[.E10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-Damage</text:p>
          </table:table-cell>
          <table:table-cell table:formula="of:=IF([.B6]+[.B10] &gt; 0; [.B6]+[.B10]; 0)" office:value-type="float" office:value="6" calcext:value-type="float">
            <text:p>6</text:p>
          </table:table-cell>
          <table:table-cell/>
          <table:table-cell office:value-type="string" calcext:value-type="string">
            <text:p>Max-Damage</text:p>
          </table:table-cell>
          <table:table-cell table:formula="of:=IF([.E6]+[.E10] &gt; 0; [.E6]+[.E10]; 0)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TK</text:p>
          </table:table-cell>
          <table:table-cell table:formula="of:=ROUND([.E7]/[.B11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D</text:p>
          </table:table-cell>
          <table:table-cell table:formula="of:=ROUND([.B8]/[.E11])" office:value-type="float" office:value="67" calcext:value-type="float">
            <text:p>67</text:p>
          </table:table-cell>
          <table:table-cell table:number-columns-repeated="6"/>
        </table:table-row>
      </table:table>
      <table:table table:name="Har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table:number-columns-repeated="2"/>
          <table:table-cell office:value-type="string" calcext:value-type="string">
            <text:p>Enemy</text:p>
          </table:table-cell>
          <table:table-cell table:number-columns-repeated="2"/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office:value-type="string" calcext:value-type="string">
            <text:p>Vitality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tality</text:p>
          </table:table-cell>
          <table:table-cell table:formula="of:=ROUND([.B7]*[.H2])" office:value-type="float" office:value="6" calcext:value-type="float">
            <text:p>6</text:p>
          </table:table-cell>
          <table:table-cell/>
          <table:table-cell office:value-type="string" calcext:value-type="string">
            <text:p>Vita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rength</text:p>
          </table:table-cell>
          <table:table-cell table:formula="of:=ROUND([.B4]*[.H3])" office:value-type="float" office:value="12" calcext:value-type="float">
            <text:p>12</text:p>
          </table:table-cell>
          <table:table-cell/>
          <table:table-cell office:value-type="string" calcext:value-type="string">
            <text:p>Strength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ense</text:p>
          </table:table-cell>
          <table:table-cell table:formula="of:=ROUND([.B3]*[.H4])" office:value-type="float" office:value="10" calcext:value-type="float">
            <text:p>10</text:p>
          </table:table-cell>
          <table:table-cell/>
          <table:table-cell office:value-type="string" calcext:value-type="string">
            <text:p>Def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-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-Dam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-Dama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x-Dam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-Damage</text:p>
          </table:table-cell>
          <table:table-cell table:formula="of:=MEDIAN([.B5];[.B6])" office:value-type="float" office:value="3" calcext:value-type="float">
            <text:p>3</text:p>
          </table:table-cell>
          <table:table-cell/>
          <table:table-cell office:value-type="string" calcext:value-type="string">
            <text:p>Health</text:p>
          </table:table-cell>
          <table:table-cell table:formula="of:=[.E2]*1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th</text:p>
          </table:table-cell>
          <table:table-cell table:formula="of:=[.B2]*10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ttack-Bonus</text:p>
          </table:table-cell>
          <table:table-cell table:formula="of:=[.B3]-[.E4]" office:value-type="float" office:value="0" calcext:value-type="float">
            <text:p>0</text:p>
          </table:table-cell>
          <table:table-cell/>
          <table:table-cell office:value-type="string" calcext:value-type="string">
            <text:p>Attack-Bonus</text:p>
          </table:table-cell>
          <table:table-cell table:formula="of:=[.E3]-[.B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-Damage</text:p>
          </table:table-cell>
          <table:table-cell table:formula="of:=IF(MEDIAN([.B5]+[.B10]; [.B6]+[.B10]) &gt; 0; MEDIAN([.B5]+[.B10]; [.B6]+[.B10]); 0)" office:value-type="float" office:value="3" calcext:value-type="float">
            <text:p>3</text:p>
          </table:table-cell>
          <table:table-cell/>
          <table:table-cell office:value-type="string" calcext:value-type="string">
            <text:p>Mean-Damage</text:p>
          </table:table-cell>
          <table:table-cell table:formula="of:=IF(MEDIAN([.E5]+[.E10]; [.E6]+[.E10]) &gt; 0; MEDIAN([.E5]+[.E10]; [.E6]+[.E10])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Damage</text:p>
          </table:table-cell>
          <table:table-cell table:formula="of:=IF([.B5]+[.B10] &gt; 0; [.B5]+[.B10]; 0)" office:value-type="float" office:value="1" calcext:value-type="float">
            <text:p>1</text:p>
          </table:table-cell>
          <table:table-cell/>
          <table:table-cell office:value-type="string" calcext:value-type="string">
            <text:p>Min-Damage</text:p>
          </table:table-cell>
          <table:table-cell table:formula="of:=IF([.E5]+[.E10] &gt; 0; [.E5]+[.E10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-Damage</text:p>
          </table:table-cell>
          <table:table-cell table:formula="of:=IF([.B6]+[.B10] &gt; 0; [.B6]+[.B10]; 0)" office:value-type="float" office:value="5" calcext:value-type="float">
            <text:p>5</text:p>
          </table:table-cell>
          <table:table-cell/>
          <table:table-cell office:value-type="string" calcext:value-type="string">
            <text:p>Max-Damage</text:p>
          </table:table-cell>
          <table:table-cell table:formula="of:=IF([.E6]+[.E10] &gt; 0; [.E6]+[.E10]; 0)"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TK</text:p>
          </table:table-cell>
          <table:table-cell table:formula="of:=ROUND([.E7]/[.B11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TD</text:p>
          </table:table-cell>
          <table:table-cell table:formula="of:=ROUND([.B8]/[.E11])" office:value-type="float" office:value="40" calcext:value-type="float">
            <text:p>4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07:50:03.159007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08:24:08.591079147</meta:creation-date>
    <dc:date>2017-01-17T08:36:54.212236647</dc:date>
    <meta:editing-duration>PT34M17S</meta:editing-duration>
    <meta:editing-cycles>9</meta:editing-cycles>
    <meta:generator>LibreOffice/5.2.3.3$Linux_X86_64 LibreOffice_project/20$Build-3</meta:generator>
    <meta:document-statistic meta:table-count="3" meta:cell-count="165" meta:object-count="0"/>
  </office:meta>
</office:document-meta>
</file>